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unwai" svg:font-family="Sunwai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unwai" officeooo:rsid="001cbd45" officeooo:paragraph-rsid="001cbd45"/>
    </style:style>
    <style:style style:name="P2" style:family="paragraph" style:parent-style-name="Standard">
      <style:paragraph-properties fo:text-align="start" style:justify-single-word="false">
        <style:tab-stops>
          <style:tab-stop style:position="0.7cm" style:type="center"/>
          <style:tab-stop style:position="1.401cm" style:type="center"/>
          <style:tab-stop style:position="2.101cm" style:type="center"/>
          <style:tab-stop style:position="2.799cm" style:type="center"/>
          <style:tab-stop style:position="3.5cm" style:type="center"/>
          <style:tab-stop style:position="4.2cm" style:type="center"/>
          <style:tab-stop style:position="4.9cm" style:type="center"/>
          <style:tab-stop style:position="5.6cm" style:type="center"/>
          <style:tab-stop style:position="6.301cm" style:type="center"/>
          <style:tab-stop style:position="7.001cm" style:type="center"/>
          <style:tab-stop style:position="7.699cm" style:type="center"/>
          <style:tab-stop style:position="8.4cm" style:type="center"/>
          <style:tab-stop style:position="9.1cm" style:type="center"/>
          <style:tab-stop style:position="9.8cm" style:type="center"/>
        </style:tab-stops>
      </style:paragraph-properties>
      <style:text-properties style:font-name="Sunwai" officeooo:rsid="0025a942" officeooo:paragraph-rsid="0025a942"/>
    </style:style>
    <style:style style:name="P3" style:family="paragraph" style:parent-style-name="Standard">
      <style:paragraph-properties fo:text-align="start" style:justify-single-word="false">
        <style:tab-stops>
          <style:tab-stop style:position="0.7cm" style:type="center"/>
          <style:tab-stop style:position="1.401cm" style:type="center"/>
          <style:tab-stop style:position="2.101cm" style:type="center"/>
          <style:tab-stop style:position="2.799cm" style:type="center"/>
          <style:tab-stop style:position="3.5cm" style:type="center"/>
          <style:tab-stop style:position="4.2cm" style:type="center"/>
          <style:tab-stop style:position="4.9cm" style:type="center"/>
          <style:tab-stop style:position="5.6cm" style:type="center"/>
          <style:tab-stop style:position="6.301cm" style:type="center"/>
          <style:tab-stop style:position="7.001cm" style:type="center"/>
          <style:tab-stop style:position="7.699cm" style:type="center"/>
          <style:tab-stop style:position="8.4cm" style:type="center"/>
          <style:tab-stop style:position="9.1cm" style:type="center"/>
          <style:tab-stop style:position="9.8cm" style:type="center"/>
        </style:tab-stops>
      </style:paragraph-properties>
      <style:text-properties style:font-name="Sunwai" officeooo:rsid="00273e87" officeooo:paragraph-rsid="00273e87"/>
    </style:style>
    <style:style style:name="P4" style:family="paragraph" style:parent-style-name="Standard">
      <style:paragraph-properties fo:text-align="start" style:justify-single-word="false"/>
      <style:text-properties style:font-name="Sunwai" officeooo:rsid="0025a942" officeooo:paragraph-rsid="0025a942"/>
    </style:style>
    <style:style style:name="P5" style:family="paragraph" style:parent-style-name="Standard">
      <style:paragraph-properties fo:text-align="start" style:justify-single-word="false"/>
      <style:text-properties style:font-name="Sunwai" officeooo:rsid="00246234" officeooo:paragraph-rsid="00246234"/>
    </style:style>
    <style:style style:name="P6" style:family="paragraph" style:parent-style-name="Standard">
      <style:paragraph-properties fo:text-align="start" style:justify-single-word="false"/>
      <style:text-properties style:font-name="Sunwai" officeooo:rsid="00273e87" officeooo:paragraph-rsid="00273e87"/>
    </style:style>
    <style:style style:name="P7" style:family="paragraph" style:parent-style-name="Standard">
      <style:paragraph-properties fo:text-align="start" style:justify-single-word="false"/>
      <style:text-properties style:font-name="Sunwai" officeooo:rsid="00227eae" officeooo:paragraph-rsid="00227eae"/>
    </style:style>
    <style:style style:name="P8" style:family="paragraph" style:parent-style-name="Standard">
      <style:paragraph-properties fo:text-align="start" style:justify-single-word="false"/>
      <style:text-properties style:font-name="Sunwai" officeooo:rsid="0020e9ba" officeooo:paragraph-rsid="001fac0e"/>
    </style:style>
    <style:style style:name="P9" style:family="paragraph" style:parent-style-name="Standard">
      <style:paragraph-properties fo:text-align="start" style:justify-single-word="false"/>
      <style:text-properties style:font-name="Sunwai" officeooo:rsid="00227eae" officeooo:paragraph-rsid="0020e9ba"/>
    </style:style>
    <style:style style:name="P10" style:family="paragraph" style:parent-style-name="Standard">
      <style:paragraph-properties fo:text-align="start" style:justify-single-word="false"/>
      <style:text-properties style:font-name="Sunwai" officeooo:rsid="001cbd45" officeooo:paragraph-rsid="00246234"/>
    </style:style>
    <style:style style:name="T1" style:family="text">
      <style:text-properties officeooo:rsid="00273e87"/>
    </style:style>
    <style:style style:name="T2" style:family="text">
      <style:text-properties officeooo:rsid="001f0d02"/>
    </style:style>
    <style:style style:name="T3" style:family="text">
      <style:text-properties officeooo:rsid="00246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<text:tab/>E<text:tab/>I<text:tab/>O<text:tab/>U<text:tab/>T<text:tab/>N<text:tab/>S<text:tab/>K<text:tab/>M<text:tab/>W<text:tab/>L<text:tab/>H<text:tab/>R<text:tab/>P</text:p>
      <text:p text:style-name="P3">a<text:tab/>e<text:tab/>I<text:tab/>o<text:tab/>u<text:tab/>t<text:tab/>n<text:tab/>s<text:tab/>k<text:tab/>m<text:tab/>w<text:tab/>l<text:tab/>h<text:tab/>r<text:tab/>p</text:p>
      <text:p text:style-name="P4"/>
      <text:p text:style-name="P5">SUNWAI <text:span text:style-name="T1">O</text:span> PENE TOKI!</text:p>
      <text:p text:style-name="P6">Sunwai o pene toki!</text:p>
      <text:p text:style-name="P1"/>
      <text:p text:style-name="P6">neko wakohu inuko uramako</text:p>
      <text:p text:style-name="P7"/>
      <text:p text:style-name="P6">Ouman OUMAN ouman</text:p>
      <text:p text:style-name="P8"/>
      <text:p text:style-name="P6">Toki o sun!</text:p>
      <text:p text:style-name="P9"/>
      <text:p text:style-name="P1">Hai! E pene <text:span text:style-name="T2">k</text:span><text:span text:style-name="T1">u</text:span>?</text:p>
      <text:p text:style-name="P1">Neko tama ta<text:span text:style-name="T3">p</text:span>e <text:span text:style-name="T1">au no ku</text:span><text:span text:style-name="T2">?</text:span></text:p>
      <text:p text:style-name="P1"/>
      <text:p text:style-name="P6">Pisutoki hat timo u.</text:p>
      <text:p text:style-name="P10"/>
      <text:p text:style-name="P6">Usi a kan hat tape, se pa 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unwai" svg:font-family="Sunwai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22:23:38.053000000</meta:creation-date>
    <dc:date>2025-05-01T10:45:24.364000000</dc:date>
    <meta:editing-duration>PT27M2S</meta:editing-duration>
    <meta:editing-cycles>4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11" meta:word-count="70" meta:character-count="236" meta:non-whitespace-character-count="177"/>
  </office:meta>
</office:document-meta>
</file>